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1f7f"/>
    </style:style>
    <style:style style:name="P2" style:family="paragraph" style:parent-style-name="Text_20_body">
      <style:text-properties officeooo:rsid="00121f7f" officeooo:paragraph-rsid="00129de2"/>
    </style:style>
    <style:style style:name="P3" style:family="paragraph" style:parent-style-name="Text_20_body">
      <style:text-properties officeooo:rsid="0016e3dc" officeooo:paragraph-rsid="0016e3dc"/>
    </style:style>
    <style:style style:name="P4" style:family="paragraph" style:parent-style-name="Text_20_body">
      <style:text-properties officeooo:rsid="0016e3dc" officeooo:paragraph-rsid="0019f8c1"/>
    </style:style>
    <style:style style:name="P5" style:family="paragraph" style:parent-style-name="Text_20_body">
      <style:text-properties officeooo:rsid="002428e3" officeooo:paragraph-rsid="0022ec0c"/>
    </style:style>
    <style:style style:name="P6" style:family="paragraph" style:parent-style-name="Heading_20_1">
      <style:text-properties officeooo:rsid="001a825c" officeooo:paragraph-rsid="001a825c"/>
    </style:style>
    <style:style style:name="P7" style:family="paragraph" style:parent-style-name="Heading_20_1">
      <style:paragraph-properties fo:break-before="page"/>
      <style:text-properties officeooo:rsid="001e8377" officeooo:paragraph-rsid="001e8377"/>
    </style:style>
    <style:style style:name="P8" style:family="paragraph" style:parent-style-name="Heading_20_1">
      <style:text-properties officeooo:rsid="00263b7b" officeooo:paragraph-rsid="00263b7b"/>
    </style:style>
    <style:style style:name="P9" style:family="paragraph" style:parent-style-name="Text_20_body">
      <style:text-properties officeooo:rsid="002428e3" officeooo:paragraph-rsid="0022ec0c"/>
    </style:style>
    <style:style style:name="P10" style:family="paragraph" style:parent-style-name="Text_20_body">
      <style:text-properties officeooo:paragraph-rsid="00263b7b"/>
    </style:style>
    <style:style style:name="P11" style:family="paragraph" style:parent-style-name="Text_20_body">
      <style:text-properties officeooo:paragraph-rsid="00289d4d"/>
    </style:style>
    <style:style style:name="T1" style:family="text">
      <style:text-properties officeooo:rsid="00129de2"/>
    </style:style>
    <style:style style:name="T2" style:family="text">
      <style:text-properties officeooo:rsid="00130840"/>
    </style:style>
    <style:style style:name="T3" style:family="text">
      <style:text-properties officeooo:rsid="0014d479"/>
    </style:style>
    <style:style style:name="T4" style:family="text">
      <style:text-properties officeooo:rsid="00179b42"/>
    </style:style>
    <style:style style:name="T5" style:family="text">
      <style:text-properties officeooo:rsid="001887b2"/>
    </style:style>
    <style:style style:name="T6" style:family="text">
      <style:text-properties officeooo:rsid="001b4c93"/>
    </style:style>
    <style:style style:name="T7" style:family="text">
      <style:text-properties officeooo:rsid="001c7af0"/>
    </style:style>
    <style:style style:name="T8" style:family="text">
      <style:text-properties officeooo:rsid="001c934a"/>
    </style:style>
    <style:style style:name="T9" style:family="text">
      <style:text-properties officeooo:rsid="001f5088"/>
    </style:style>
    <style:style style:name="T10" style:family="text">
      <style:text-properties officeooo:rsid="0026d4ce"/>
    </style:style>
    <style:style style:name="T11" style:family="text">
      <style:text-properties officeooo:rsid="00289d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Scénario 1 – Martin</text:h>
      <text:p text:style-name="P1">Martin, un jeune fonctionnaire passionné par les sports compétitifs, saisit l'opportunité lorsque son superviseur est occupé ailleurs. Rapidement, il déverrouille son ordinateur de travail et lance l'application officielle des Jeux Olympiques, s'assurant de maximiser la fenêtre pour n’avoir qu’à appuyer sur ALT et F4 en même temps pour fermer la fenêtre, et masquer toute activité suspecte.<text:line-break/><text:span text:style-name="T4">Il est quinze heure, un jeudi ouvré, un mois précédent les Jeux Olympiques.</text:span></text:p>
      <text:p text:style-name="P1"/>
      <text:p text:style-name="P2">À l'écran, il est accueilli par la page d'accueil de l'application des JO, où <text:span text:style-name="T1">une mascotte aux couleurs vives</text:span> <text:span text:style-name="T1">brandissant fièrement le drapeau français </text:span>capture son attention. Sans perdre de temps, il clique avec détermination sur le bouton d'inscription, prêt à plonger dans l'expérience immersive des Jeux <text:span text:style-name="T1">Olympique</text:span>.</text:p>
      <text:p text:style-name="P1"/>
      <text:p text:style-name="P1">Concentré, Martin saisit les informations requises avec précision, <text:span text:style-name="T1">son e-mail personnel et un mot de passe sécurisé</text:span>, veillant à ce que chaque détail soit exact pour éviter tout problème de connexion. <text:span text:style-name="T1">Enfin, il coche une case précisant qu’il accepte et atteste voir lu les Règles de confidentialité. </text:span>Une fois sa session enregistrée, il se connecte avec un soupir de soulagement, l'excitation montant à mesure qu'il s'apprête à explorer l'ensemble des fonctionnalités disponibles.</text:p>
      <text:p text:style-name="P1"/>
      <text:p text:style-name="P1"><text:span text:style-name="T2">Avec sa souris d’ordinateur classique de Logitech </text:span><text:span text:style-name="T6">G304 de bureau </text:span><text:span text:style-name="T7">en plastique noir </text:span><text:span text:style-name="T8">avec des piles Duracell</text:span><text:span text:style-name="T2">, il clique sur le bouton qu’il cherchait :</text:span> le "Planning de la semaine". Un éventail de sessions sportives s'étale devant lui, organisé de manière claire et détaillée <text:span text:style-name="T3">(en calendrier)</text:span>, chaque événement identifié avec son domaine, ses horaires précis, <text:span text:style-name="T3">et s’il s’agit d’une session de qualification ou de Médaille</text:span>.</text:p>
      <text:p text:style-name="P1"/>
      <text:p text:style-name="P1">En parcourant le planning, Martin planifie mentalement sa semaine, notant les moments où il pourra s'éclipser pour suivre ses épreuves préférées. Sa passion pour le sport se reflète dans la minutie avec laquelle il examine chaque session, anticipant déjà les moments palpitants et les performances extraordinaires qui sont sur le point de se dérouler.</text:p>
      <text:p text:style-name="P4">Il clique alors, pour avoir plus d’informations, sur une session se déroulant à quatorze heure un Samedi, concernant la natation dans la Seine, pour être sûr qu’elle ne soit pas annulée au vu de l’état du fleuve dont il avait entendu qu’il n’était pas nageable. Cette information provient d’un YouTube Shorts du média le Parisien. Il <text:span text:style-name="T5">peut alors voir les pays participant à cette session, ainsi que les athlètes représentant chaque pays, et le groupe « Indépendant ».</text:span></text:p>
      <text:p text:style-name="P1">Avec un sourire satisfait, Martin referme l'application, prêt à jongler habilement entre ses responsabilités professionnelles et sa passion dévorante pour les Jeux Olympiques. Après tout, même un jeune fonctionnaire a le droit de rêver devant l'éclat et la grandeur des compétitions sportives mondiales.</text:p>
      <text:p text:style-name="P1"/>
      <text:p text:style-name="P3"/>
      <text:h text:style-name="P7" text:outline-level="1">Scénario 2 – <text:span text:style-name="T9">John</text:span></text:h>
      <text:p text:style-name="P5">Dans un appartement modeste, baigné dans l'obscurité de la nuit, John se trouve assis devant son bureau, perché sur une chaise peu coûteuse mais fonctionnelle. À ses côtés, trois écrans ultra-larges, au format 29:9, incurvés juste comme il les aime, illuminent doucement son espace de travail.</text:p>
      <text:p text:style-name="P5"/>
      <text:p text:style-name="P5">Dans cet environnement intime, John se plonge dans l'univers familier de KDE, son système d'exploitation de prédilection, exécutant avec aisance sa distribution bien-aimée, Arch Linux. Chaque détail de sa machine fixe, construite avec soin et alimentée par la puissance de ses rêves numériques, reflète sa passion pour la technologie et son dévouement envers l'open source.</text:p>
      <text:p text:style-name="P5"/>
      <text:p text:style-name="P5">Employé à temps partiel par la réputée Fondation Linux, John jongle habilement avec les responsabilités de sa carrière de programmeur indépendant. Les langages C/C++, x86ASM et X64ASM sont ses outils de prédilection, qu'il manie avec une maîtrise impressionnante, naviguant avec aisance entre les systèmes d'exploitation Windows, MSDOS et Linux.</text:p>
      <text:p text:style-name="P5"/>
      <text:p text:style-name="P5">Dans l'atmosphère feutrée de son sanctuaire numérique, l'écran de gauche est dédié à son projet C++ en cours, soigneusement élaboré dans l'environnement de développement intégré, Visual Studio Code. À sa droite, le navigateur Firefox s'ouvre sur les abysses du web, explorant les méandres de WikiLeaks, où John trouve souvent des pépites d'informations qui nourrissent son insatiable curiosité.</text:p>
      <text:p text:style-name="P5"/>
      <text:p text:style-name="P5">Au centre de cette toile numérique trône l'application des Jeux Olympiques, un nouvel ajout à son arsenal logiciel. La promesse de découvrir les dernières nouvelles et les performances sportives captivantes le pousse à cliquer, même dans les heures tardives de la nuit.</text:p>
      <text:p text:style-name="P5"/>
      <text:p text:style-name="P5">Sans tarder, John s'engage dans le processus d'inscription et de connexion, naviguant avec agilité à travers les clauses de confidentialité pour garantir la sécurité de ses données personnelles. Son expérience dans le domaine le rend conscient des défis de la protection de la vie privée dans le monde numérique actuel.</text:p>
      <text:p text:style-name="P5"/>
      <text:p text:style-name="P5">Une fois connecté, son esprit affûté se tourne vers une quête spécifique : découvrir les médailles remportées par l'Australie en natation artistique. D'un geste expert, il saisit la barre de recherche en haut de l'application des JO, déterminé à obtenir les informations précises qu'il cherche.</text:p>
      <text:p text:style-name="P5"/>
      <text:p text:style-name="P5">À mesure que les résultats apparaissent à l'écran, une lueur de satisfaction illumine le visage concentré de John. Sa mission accomplie, il ferme l'application des JO et retourne à son projet C++, plongeant une fois de plus dans les lignes de code qui tissent l'essence de sa passion pour la <text:soft-page-break/>programmation. Dans ce petit coin de l'univers numérique, John se sent chez lui, libre de poursuivre ses aspirations et de repousser les limites de son savoir.</text:p>
      <text:p text:style-name="P5"/>
      <text:h text:style-name="P8" text:outline-level="1">Scénario 3 – Albert</text:h>
      <text:p text:style-name="P10">Albert, âgé de 74 ans, se retrouve dans le confort de son canapé, un lieu familier où il passe souvent son temps libre. Il n'est pas un habitué des ordinateurs et n'a jamais eu de smartphone, mais aujourd'hui, il s'initie à l'univers numérique en regardant l'application des Jeux Olympiques sur le PC portable de son petit-fils, tandis que ce dernier s'affaire en cuisine.</text:p>
      <text:p text:style-name="P10"/>
      <text:p text:style-name="P11">Les lunettes posées sur son nez, Albert scrute l'écran avec attention, utilisant le trackpad avec précaution pour naviguer à travers les différents onglets de l'application. Il cherche le planning des épreuves, déterminé à découvrir ce qui se passe dans le monde passionnant des compétitions sportives. <text:span text:style-name="T10">Cependant, il arrive sur une page d’inscription. Heureusement, </text:span><text:span text:style-name="T11">son fils lui a donné plus tôt ses propres identifiants. Ils les entrent sur la page, mais obtient un message d’erreur indiquant que l’e-mail est déjà utilisé pour un compte. Il remarque alors le bouton « Connexion » sur lequel il clique, puis rentre à nouveau les identifiants, puis se connecte.</text:span></text:p>
      <text:p text:style-name="P11"><text:span text:style-name="T11">Il clique sur le planning des épreuves. </text:span></text:p>
      <text:p text:style-name="P10"/>
      <text:p text:style-name="P10">Une fois qu'il a localisé l'épreuve de tir à l'arc, Albert se concentre sur les résultats des médailles déjà décernées. Dans un mélange d'imagination et de créativité, il s'imagine les vainqueurs et les pays qu'ils représentent :</text:p>
      <text:p text:style-name="P10"/>
      <text:p text:style-name="P10">La médaille d'or est remportée par José García, un athlète espagnol qui a impressionné par sa précision et son calme olympique.</text:p>
      <text:p text:style-name="P10">La médaille d'argent revient à Mei Chen, une tireuse chinoise qui a captivé le monde par sa concentration et son adresse.</text:p>
      <text:p text:style-name="P10">Enfin, la médaille de bronze est décrochée par Marcus Jensen, un jeune danois prometteur qui a surpris les spectateurs par sa détermination et son talent.</text:p>
      <text:p text:style-name="P10">Armé de son papier et de son stylo, Albert prend des notes méticuleuses sur les résultats, les athlètes et les pays qu'il relate ensuite avec fierté à son petit-fils. Dans ce moment de partage intergénérationnel, Albert découvre avec émerveillement le pouvoir unificateur du sport et la magie des Jeux Olympiques, une expérience qu'il n'oubliera pas de sitô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0:39:21.638673578</meta:creation-date>
    <dc:date>2024-03-22T17:41:52.207794500</dc:date>
    <meta:editing-duration>PT53M46S</meta:editing-duration>
    <meta:editing-cycles>27</meta:editing-cycles>
    <meta:generator>LibreOffice/7.3.7.2$Linux_X86_64 LibreOffice_project/30$Build-2</meta:generator>
    <meta:document-statistic meta:table-count="0" meta:image-count="0" meta:object-count="0" meta:page-count="3" meta:paragraph-count="26" meta:word-count="1193" meta:character-count="7656" meta:non-whitespace-character-count="6485"/>
  </office:meta>
</office:document-meta>
</file>